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erarchyManagerImpl.HierarchyManagerImpl( TransientItemStateFactory isf , IdFactory idFactory , PathFactory path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ierarchyManagerImpl.getNodeEntry( Path q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ierarchyManagerImpl.getNodeEntry( NodeId nod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ierarchyManagerImpl.getPropertyEntry( Path q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ierarchyManagerImpl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erarchyManagerImpl.getNodeState( Path q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ierarchyManagerImpl.getDepth( HierarchyEntry hierarchy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ierarchyManagerImpl.getRelativeDepth( NodeEntry ancestor , HierarchyEntry descenda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ierarchyManagerImpl.getPropertyEntry( PropertyId property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ierarchyManagerImpl.lookup( Path workspac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erarchyManagerImpl.getRoot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erarchyManagerImpl.getPropertyState( Path q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ierarchyManagerImpl.setResolver( NamePath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ierarchyManagerImpl.lookup( ItemId workspaceItem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